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999966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ackground-color="#ff00cc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row table:style-name="ro1">
          <table:table-cell office:value-type="float" office:value="6">
            <text:p>6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3"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table:style-name="ce6" office:value-type="float" office:value="4">
            <text:p>4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3" table:style-name="ce3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table:style-name="ce7" office:value-type="float" office:value="6">
            <text:p>6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3" table:style-name="ce4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3/12/2018</text:date>, <text:time>20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20:48:37.69</dc:date>
    <meta:editing-duration>PT2H49M2S</meta:editing-duration>
    <meta:editing-cycles>10</meta:editing-cycles>
    <meta:generator>OpenOffice/4.1.5$Win32 OpenOffice.org_project/415m1$Build-9789</meta:generator>
    <meta:document-statistic meta:table-count="1" meta:cell-count="2794" meta:object-count="0"/>
  </office:meta>
</office:document-meta>
</file>